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標楷體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style:font-name-asian="標楷體" style:font-size-asian="12pt" style:font-name-complex="Times New Roman" style:font-size-complex="12pt"/>
    </style:style>
    <style:style style:name="P5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style:font-name-asian="標楷體" style:font-name-complex="Times New Roman" style:font-size-complex="12pt"/>
    </style:style>
    <style:style style:name="P6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P8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9" style:family="paragraph" style:parent-style-name="Standard">
      <style:paragraph-properties fo:margin-left="1.748cm" fo:margin-right="0cm" fo:text-align="justify" style:justify-single-word="false" fo:text-indent="-0.75cm" style:auto-text-indent="false"/>
    </style:style>
    <style:style style:name="P10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109573"/>
    </style:style>
    <style:style style:name="P1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標楷體" style:font-size-asian="14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3" style:family="paragraph" style:parent-style-name="Standard">
      <style:paragraph-properties fo:margin-top="0.318cm" fo:margin-bottom="0.318cm" style:contextual-spacing="false"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4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T1" style:family="text">
      <style:text-properties fo:color="#000000" style:font-name="Times New Roman" fo:font-weight="bold" style:font-name-asian="標楷體" style:font-weight-asian="bold" style:font-name-complex="Times New Roman"/>
    </style:style>
    <style:style style:name="T2" style:family="text">
      <style:text-properties fo:color="#000000" style:font-name="Times New Roman" fo:font-weight="bold" style:font-name-asian="標楷體" style:font-weight-asian="bold" style:font-name-complex="Times New Roman" style:font-size-complex="12pt"/>
    </style:style>
    <style:style style:name="T3" style:family="text">
      <style:text-properties fo:color="#000000" style:font-name="Times New Roman" fo:font-weight="bold" style:font-name-asian="標楷體" style:language-asian="zh" style:country-asian="HK" style:font-weight-asian="bold" style:font-name-complex="Times New Roman"/>
    </style:style>
    <style:style style:name="T4" style:family="text">
      <style:text-properties fo:color="#000000" style:font-name="Times New Roman" fo:font-style="italic" officeooo:rsid="000c7f3f" style:font-name-asian="標楷體" style:font-style-asian="italic" style:font-name-complex="Times New Roman"/>
    </style:style>
    <style:style style:name="T5" style:family="text">
      <style:text-properties fo:color="#000000" style:font-name="Times New Roman" style:font-name-asian="標楷體" style:font-name-complex="Times New Roman"/>
    </style:style>
    <style:style style:name="T6" style:family="text">
      <style:text-properties fo:color="#000000" style:font-name="Times New Roman" style:font-name-asian="標楷體" style:font-name-complex="Times New Roman" style:font-size-complex="12pt"/>
    </style:style>
    <style:style style:name="T7" style:family="text">
      <style:text-properties fo:color="#000000" style:font-name="Times New Roman" officeooo:rsid="00109573" style:font-name-asian="標楷體" style:font-name-complex="Times New Roman" style:font-size-complex="12pt"/>
    </style:style>
    <style:style style:name="T8" style:family="text">
      <style:text-properties fo:color="#000000" style:font-name="Times New Roman" officeooo:rsid="00114bc9" style:font-name-asian="標楷體" style:font-name-complex="Times New Roman" style:font-size-complex="12pt"/>
    </style:style>
    <style:style style:name="T9" style:family="text">
      <style:text-properties fo:color="#000000" style:font-name="Times New Roman" officeooo:rsid="0015cd8f" style:font-name-asian="標楷體" style:font-name-complex="Times New Roman" style:font-size-complex="12pt"/>
    </style:style>
    <style:style style:name="T10" style:family="text">
      <style:text-properties fo:color="#000000" style:font-name="Times New Roman" officeooo:rsid="00161cbd" style:font-name-asian="標楷體" style:font-name-complex="Times New Roman" style:font-size-complex="12pt"/>
    </style:style>
    <style:style style:name="T11" style:family="text">
      <style:text-properties fo:color="#000000" style:font-name="Times New Roman" officeooo:rsid="00173225" style:font-name-asian="標楷體" style:font-name-complex="Times New Roman" style:font-size-complex="12pt"/>
    </style:style>
    <style:style style:name="T12" style:family="text">
      <style:text-properties fo:color="#000000" style:font-name="Times New Roman" officeooo:rsid="00149330" style:font-name-asian="標楷體" style:font-name-complex="Times New Roman"/>
    </style:style>
    <style:style style:name="T13" style:family="text">
      <style:text-properties fo:color="#000000" style:font-name="Times New Roman" style:font-name-asian="Times New Roman" style:font-name-complex="Times New Roman"/>
    </style:style>
    <style:style style:name="T14" style:family="text">
      <style:text-properties style:font-name="Times New Roman" style:font-name-asian="標楷體" style:font-name-complex="Times New Roman"/>
    </style:style>
    <style:style style:name="T15" style:family="text">
      <style:text-properties style:font-name="Times New Roman" officeooo:rsid="0013021a" style:font-name-asian="標楷體" style:font-name-complex="Times New Roman"/>
    </style:style>
    <style:style style:name="T16" style:family="text">
      <style:text-properties style:font-name="Times New Roman" officeooo:rsid="00173225" style:font-name-asian="標楷體" style:font-name-complex="Times New Roman"/>
    </style:style>
    <style:style style:name="T17" style:family="text">
      <style:text-properties style:font-name="Times New Roman" fo:font-weight="bold" style:font-name-asian="標楷體" style:font-weight-asian="bold" style:font-name-complex="Times New Roman" style:font-size-complex="12pt"/>
    </style:style>
    <style:style style:name="T18" style:family="text">
      <style:text-properties style:font-name="Times New Roman" fo:font-weight="bold" officeooo:rsid="0013021a" style:font-name-asian="標楷體" style:font-weight-asian="bold" style:font-name-complex="Times New Roman" style:font-size-complex="12pt"/>
    </style:style>
    <style:style style:name="T19" style:family="text">
      <style:text-properties style:font-name="Times New Roman" fo:font-weight="bold" officeooo:rsid="0015cd8f" style:font-name-asian="標楷體" style:font-weight-asian="bold" style:font-name-complex="Times New Roman" style:font-size-complex="12pt"/>
    </style:style>
    <style:style style:name="T20" style:family="text">
      <style:text-properties style:font-name="Times New Roman" fo:font-style="italic" officeooo:rsid="00114bc9" style:font-name-asian="標楷體" style:font-style-asian="italic" style:font-name-complex="Times New Roman"/>
    </style:style>
    <style:style style:name="T21" style:family="text">
      <style:text-properties style:font-name="Times New Roman" style:font-name-asian="Times New Roman" style:font-name-complex="Times New Roman"/>
    </style:style>
    <style:style style:name="T22" style:family="text">
      <style:text-properties style:font-name="Times New Roman" officeooo:rsid="0013021a" style:font-name-asian="Times New Roman" style:font-name-complex="Times New Roman"/>
    </style:style>
    <style:style style:name="T23" style:family="text">
      <style:text-properties officeooo:rsid="001302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作業六挑戰題報告</text:p>
      <text:p text:style-name="P1"><text:span text:style-name="T1">103062224 </text:span><text:span text:style-name="T3">劉哲宇</text:span></text:p>
      <text:p text:style-name="P2"/>
      <text:p text:style-name="P3"><text:span text:style-name="T1">A. </text:span><text:span text:style-name="T2">作法來源</text:span></text:p>
      <text:p text:style-name="P4">自己想的。</text:p>
      <text:p text:style-name="P5"/>
      <text:p text:style-name="P12">B. 說明是否有參考它人程式碼?</text:p>
      <text:p text:style-name="P5">無。</text:p>
      <text:p text:style-name="P5"/>
      <text:p text:style-name="P13">C. 時間分析</text:p>
      <text:p text:style-name="P6"><text:span text:style-name="T1">0. </text:span><text:span text:style-name="T2">符號定義</text:span></text:p>
      <text:p text:style-name="P8"><text:span text:style-name="T4">N</text:span><text:span text:style-name="T5">: 題目輸入值，範圍</text:span><text:span text:style-name="T13">是小於100</text:span><text:span text:style-name="T5">的整數</text:span><text:span text:style-name="T12">，代表number of places</text:span></text:p>
      <text:p text:style-name="P7"><text:span text:style-name="T17">1(a) 計算量: <text:s/></text:span><text:span text:style-name="T18">O(</text:span><text:span text:style-name="T19">N^3)</text:span></text:p>
      <text:p text:style-name="P14">1(b) 簡單說明</text:p>
      <text:p text:style-name="P9"><text:span text:style-name="T14">*<text:tab/></text:span><text:span text:style-name="T9">這題必須先建出 </text:span><text:span text:style-name="T10">Adjacency lists 來作圖的拜訪，我是自己刻出linked list來實現。</text:span></text:p>
      <text:p text:style-name="P9"><text:span text:style-name="T6">*<text:tab/>首先把輸入讀進來，要注意因為這題</text:span><text:span text:style-name="T10">edge是雙向的，所以每一條在adjacency list上都要再加入起訖互換的edge。</text:span></text:p>
      <text:p text:style-name="P9"><text:span text:style-name="T6">*<text:tab/></text:span><text:span text:style-name="T7">一次忽略一個節點，再對忽略該節點的</text:span><text:span text:style-name="T10">graph</text:span><text:span text:style-name="T7">做</text:span><text:span text:style-name="T10">DFS拜訪（以除了該點之外的任何點作為根），若DFS之後發現還有任何節點沒被拜訪到，則代表去除此忽略點後的圖的所有節點為不連通的，及該忽略點滿足題目的critical place。</text:span></text:p>
      <text:p text:style-name="P10"><text:span text:style-name="T6">*<text:tab/></text:span><text:span text:style-name="T7">把每個節點都分別忽略過一次，並算出總共的</text:span><text:span text:style-name="T11">critical place。每次做DFS拜訪，最慘每個節點都跟其他節點有direct path，所以時間複雜度為O(N^2)。而有N個節點就代表要做N次DFS（每次忽略一個節點），總共需要時間為O(N^3)。</text:span></text:p>
      <text:p text:style-name="P14">2.<text:tab/>驗證計算量</text:p>
      <text:p text:style-name="P7"><text:span text:style-name="T14"><text:tab/>以</text:span><text:span text:style-name="T21"> </text:span><text:span text:style-name="T20">N</text:span><text:span text:style-name="T14"> = </text:span><text:span text:style-name="T16">100</text:span><text:span text:style-name="T22">計算</text:span></text:p>
      <text:p text:style-name="P7"><text:span text:style-name="T14"><text:tab/><text:tab/></text:span><text:span text:style-name="T16">N^3 = 10^6 &lt; 10^8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TW1" style:font-family-asian="'AR PL UMing TW'" style:font-pitch-asian="variable" style:font-size-asian="12pt" style:language-asian="zh" style:country-asian="TW" style:font-name-complex="Droid Sans Fallback1" style:font-family-complex="'Droid Sans Fallback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Fallback1" style:font-family-complex="'Droid Sans Fallback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Fallback2" style:font-family-complex="'Droid Sans Fallback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51:53.396429700</meta:creation-date>
    <meta:editing-duration>P11DT18H17M46S</meta:editing-duration>
    <dc:date>2016-04-20T16:21:55.411846366</dc:date>
    <meta:generator>LibreOffice/4.2.8.2$Linux_X86_64 LibreOffice_project/420m0$Build-2</meta:generator>
    <meta:editing-cycles>11</meta:editing-cycles>
    <meta:document-statistic meta:table-count="0" meta:image-count="0" meta:object-count="0" meta:page-count="1" meta:paragraph-count="18" meta:word-count="356" meta:character-count="529" meta:non-whitespace-character-count="493"/>
  </office:meta>
</office:document-meta>
</file>